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Coupland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2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uckles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3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Bernie</text:p>
          </table:table-cell>
          <table:table-cell office:value-type="string" calcext:value-type="string">
            <text:p>Carducci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4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Freberg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5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Kimball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6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rivello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7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edden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8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Swisher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9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Forsey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0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Crue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1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Sherif</text:p>
          </table:table-cell>
          <table:table-cell office:value-type="string" calcext:value-type="string">
            <text:p>Moussa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2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roll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3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reberg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4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Miller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5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oper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6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Roberts</text:p>
          </table:table-cell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697" calcext:value-type="float">
            <text:p>82697</text:p>
          </table:table-cell>
          <table:table-cell office:value-type="string" calcext:value-type="string">
            <text:p>https://app.tophat.com/register/student/org/4366/join_code/082697/info?source=course_link</text:p>
          </table:table-cell>
          <table:table-cell office:value-type="string" calcext:value-type="string">
            <text:p>engage2018+17@tophat.com</text:p>
          </table:table-cell>
          <table:table-cell office:value-type="string" calcext:value-type="string">
            <text:p>engage2018</text:p>
          </table:table-cell>
          <table:table-cell office:value-type="string" calcext:value-type="string">
            <text:p>TopHat University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Ngas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2:01:04.490113952</meta:creation-date>
    <dc:date>2018-10-09T22:59:55.552129007</dc:date>
    <meta:editing-duration>PT49M30S</meta:editing-duration>
    <meta:editing-cycles>3</meta:editing-cycles>
    <meta:generator>LibreOffice/6.0.6.2$Linux_X86_64 LibreOffice_project/00m0$Build-2</meta:generator>
    <meta:document-statistic meta:table-count="1" meta:cell-count="153" meta:object-count="0"/>
  </office:meta>
</office:document-meta>
</file>